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9.00pt" fo:font-weight="bold" fo:font-family="'Courier New'" style:font-family-asian="'Courier New'" style:font-family-complex="'Courier New'" fo:background-color="transparent" fo:color="#660e7a"/>
    </style:style>
    <style:style style:name="T4" style:family="text">
      <style:text-properties fo:font-size="9.00pt" fo:font-weight="bold" fo:font-family="'Courier New'" style:font-family-asian="'Courier New'" style:font-family-complex="'Courier New'" fo:background-color="transparent" fo:color="#0000ff"/>
    </style:style>
    <style:style style:name="T5" style:family="text">
      <style:text-properties fo:font-size="9.00pt" fo:font-weight="bold" fo:font-family="'Courier New'" style:font-family-asian="'Courier New'" style:font-family-complex="'Courier New'" fo:background-color="transparent" fo:color="#008000"/>
    </style:style>
    <style:style style:name="T6" style:family="text">
      <style:text-properties fo:font-size="9.00pt" fo:font-weight="bold" fo:font-family="'Courier New'" style:font-family-asian="'Courier New'" style:font-family-complex="'Courier New'" fo:background-color="transparent" fo:color="#660e7a"/>
    </style:style>
    <style:style style:name="T7" style:family="text">
      <style:text-properties fo:font-size="9.00pt" fo:font-weight="bold" fo:font-family="'Courier New'" style:font-family-asian="'Courier New'" style:font-family-complex="'Courier New'" fo:background-color="transparent" fo:color="#0000ff"/>
    </style:style>
    <style:style style:name="T8" style:family="text">
      <style:text-properties fo:font-size="9.00pt" fo:font-weight="bold" fo:font-family="'Courier New'" style:font-family-asian="'Courier New'" style:font-family-complex="'Courier New'" fo:background-color="transparent" fo:color="#008000"/>
    </style:style>
    <style:style style:name="T9" style:family="text">
      <style:text-properties fo:font-size="9.00pt" fo:font-weight="bold" fo:font-family="'Courier New'" style:font-family-asian="'Courier New'" style:font-family-complex="'Courier New'" fo:background-color="transparent" fo:color="#660e7a"/>
    </style:style>
    <style:style style:name="T10" style:family="text">
      <style:text-properties fo:font-size="9.00pt" fo:font-weight="bold" fo:font-family="'Courier New'" style:font-family-asian="'Courier New'" style:font-family-complex="'Courier New'" fo:background-color="transparent" fo:color="#0000ff"/>
    </style:style>
    <style:style style:name="T11" style:family="text">
      <style:text-properties fo:font-size="9.00pt" fo:font-weight="bold" fo:font-family="'Courier New'" style:font-family-asian="'Courier New'" style:font-family-complex="'Courier New'" fo:background-color="transparent" fo:color="#008000"/>
    </style:style>
    <style:style style:name="T12" style:family="text">
      <style:text-properties fo:font-size="9.00pt" fo:font-weight="bold" fo:font-family="'Courier New'" style:font-family-asian="'Courier New'" style:font-family-complex="'Courier New'" fo:background-color="transparent" fo:color="#660e7a"/>
    </style:style>
    <style:style style:name="T13" style:family="text">
      <style:text-properties fo:font-size="9.00pt" fo:font-weight="bold" fo:font-family="'Courier New'" style:font-family-asian="'Courier New'" style:font-family-complex="'Courier New'" fo:background-color="transparent" fo:color="#0000ff"/>
    </style:style>
    <style:style style:name="T14" style:family="text">
      <style:text-properties fo:font-size="9.00pt" fo:font-weight="bold" fo:font-family="'Courier New'" style:font-family-asian="'Courier New'" style:font-family-complex="'Courier New'" fo:background-color="transparent" fo:color="#008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9.00pt" fo:font-weight="bold" fo:font-family="'Courier New'" style:font-family-asian="'Courier New'" style:font-family-complex="'Courier New'" fo:background-color="transparent" fo:color="#660e7a"/>
    </style:style>
    <style:style style:name="T17" style:family="text">
      <style:text-properties fo:font-size="9.00pt" fo:font-weight="bold" fo:font-family="'Courier New'" style:font-family-asian="'Courier New'" style:font-family-complex="'Courier New'" fo:background-color="transparent" fo:color="#0000ff"/>
    </style:style>
    <style:style style:name="T18" style:family="text">
      <style:text-properties fo:font-size="9.00pt" fo:font-weight="bold" fo:font-family="'Courier New'" style:font-family-asian="'Courier New'" style:font-family-complex="'Courier New'" fo:background-color="transparent" fo:color="#008000"/>
    </style:style>
    <style:style style:name="T19" style:family="text">
      <style:text-properties fo:font-size="9.00pt" fo:font-weight="bold" fo:font-family="'Courier New'" style:font-family-asian="'Courier New'" style:font-family-complex="'Courier New'" fo:background-color="transparent" fo:color="#660e7a"/>
    </style:style>
    <style:style style:name="T20" style:family="text">
      <style:text-properties fo:font-size="9.00pt" fo:font-weight="bold" fo:font-family="'Courier New'" style:font-family-asian="'Courier New'" style:font-family-complex="'Courier New'" fo:background-color="transparent" fo:color="#0000ff"/>
    </style:style>
    <style:style style:name="T21" style:family="text">
      <style:text-properties fo:font-size="9.00pt" fo:font-weight="bold" fo:font-family="'Courier New'" style:font-family-asian="'Courier New'" style:font-family-complex="'Courier New'" fo:background-color="transparent" fo:color="#008000"/>
    </style:style>
    <style:style style:name="T22" style:family="text">
      <style:text-properties fo:font-size="9.00pt" fo:font-weight="bold" fo:font-family="'Courier New'" style:font-family-asian="'Courier New'" style:font-family-complex="'Courier New'" fo:background-color="transparent" fo:color="#660e7a"/>
    </style:style>
    <style:style style:name="T23" style:family="text">
      <style:text-properties fo:font-size="9.00pt" fo:font-weight="bold" fo:font-family="'Courier New'" style:font-family-asian="'Courier New'" style:font-family-complex="'Courier New'" fo:background-color="transparent" fo:color="#0000ff"/>
    </style:style>
    <style:style style:name="T24" style:family="text">
      <style:text-properties fo:font-size="9.00pt" fo:font-weight="bold" fo:font-family="'Courier New'" style:font-family-asian="'Courier New'" style:font-family-complex="'Courier New'" fo:background-color="transparent" fo:color="#008000"/>
    </style:style>
    <style:style style:name="T25" style:family="text">
      <style:text-properties fo:font-size="9.00pt" fo:font-weight="bold" fo:font-family="'Courier New'" style:font-family-asian="'Courier New'" style:font-family-complex="'Courier New'" fo:background-color="transparent" fo:color="#660e7a"/>
    </style:style>
    <style:style style:name="T26" style:family="text">
      <style:text-properties fo:font-size="9.00pt" fo:font-weight="bold" fo:font-family="'Courier New'" style:font-family-asian="'Courier New'" style:font-family-complex="'Courier New'" fo:background-color="transparent" fo:color="#0000ff"/>
    </style:style>
    <style:style style:name="T27" style:family="text">
      <style:text-properties fo:font-size="9.00pt" fo:font-weight="bold" fo:font-family="'Courier New'" style:font-family-asian="'Courier New'" style:font-family-complex="'Courier New'" fo:background-color="transparent" fo:color="#008000"/>
    </style:style>
    <style:style style:name="T28" style:family="text">
      <style:text-properties fo:font-size="9.00pt" fo:font-weight="bold" fo:font-family="'Courier New'" style:font-family-asian="'Courier New'" style:font-family-complex="'Courier New'" fo:background-color="transparent" fo:color="#660e7a"/>
    </style:style>
    <style:style style:name="T29" style:family="text">
      <style:text-properties fo:font-size="9.00pt" fo:font-weight="bold" fo:font-family="'Courier New'" style:font-family-asian="'Courier New'" style:font-family-complex="'Courier New'" fo:background-color="transparent" fo:color="#0000ff"/>
    </style:style>
    <style:style style:name="T30" style:family="text">
      <style:text-properties fo:font-size="9.00pt" fo:font-weight="bold" fo:font-family="'Courier New'" style:font-family-asian="'Courier New'" style:font-family-complex="'Courier New'" fo:background-color="transparent" fo:color="#008000"/>
    </style:style>
    <style:style style:name="T31" style:family="text">
      <style:text-properties fo:font-size="9.00pt" fo:font-weight="bold" fo:font-family="'Courier New'" style:font-family-asian="'Courier New'" style:font-family-complex="'Courier New'" fo:background-color="transparent" fo:color="#660e7a"/>
    </style:style>
    <style:style style:name="T32" style:family="text">
      <style:text-properties fo:font-size="9.00pt" fo:font-weight="normal" fo:font-family="'Courier New'" style:font-family-asian="'Courier New'" style:font-family-complex="'Courier New'" fo:background-color="transparent" fo:color="#000000"/>
    </style:style>
    <style:style style:name="T33" style:family="text">
      <style:text-properties fo:font-size="9.00pt" fo:font-weight="bold" fo:font-family="'Courier New'" style:font-family-asian="'Courier New'" style:font-family-complex="'Courier New'" fo:background-color="transparent" fo:color="#000080"/>
    </style:style>
    <style:style style:name="T34" style:family="text">
      <style:text-properties fo:font-size="9.00pt" fo:font-weight="normal" fo:font-family="'Courier New'" style:font-family-asian="'Courier New'" style:font-family-complex="'Courier New'" fo:background-color="transparent" fo:color="#000000"/>
    </style:style>
    <style:style style:name="T35" style:family="text">
      <style:text-properties fo:font-size="9.00pt" fo:font-weight="bold" fo:font-family="'Courier New'" style:font-family-asian="'Courier New'" style:font-family-complex="'Courier New'" fo:background-color="transparent" fo:color="#008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office:automatic-styles>
  <office:body>
    <office:text>
      <text:p text:style-name="P1"><text:span text:style-name="T1"/></text:p>
      <text:p text:style-name="P1"><text:span text:style-name="T1"/></text:p>
      <text:p text:style-name="P1"><text:span text:style-name="T1"/></text:p>
      <text:p text:style-name="P1"><text:span text:style-name="T2">1. Input Type -</text:span></text:p>
      <text:p text:style-name="P1"><text:span text:style-name="T2"><text:s/>Every text field expects a certain type of text input, such as an email address, phone number, or just plain text. So it's important that you specify the input type for each text field in your app so the system displays the appropriate soft input method</text:span></text:p>
      <text:p text:style-name="P1"><text:span text:style-name="T2">For example, if you'd like an input method for entering a phone number, use the "phone" value</text:span></text:p>
      <text:p text:style-name="P1"><text:span text:style-name="T2">Or if the text field is for a password, use the "textPassword" value so the text field conceals the user's input:</text:span></text:p>
      <text:p text:style-name="P1"><text:span text:style-name="T2">2. layout_width and layout_height- </text:span></text:p>
      <text:p text:style-name="P1"><text:span text:style-name="T2"><text:s/>specifying the rectangular area of the View or ViewGroup. It is recommended to use a relative measurement, such as MATCH_PARENT or WRAP_CONTENT (big enough to enclose its content). You can also provide an absolute measurement by specifying a floating-point number with a unit, e.g., 12.5dp. The available measurement units are px (pixels), dp or dip (density-independent pixels), sp (scaled pixels based on preferred font size), in (inches), and mm (millimeters).</text:span></text:p>
      <text:p text:style-name="P1"><text:span text:style-name="T2">In our example, the LinearLayout fills the screen width and height (layout_width="match_parent", layout_height="match_parent"). The TextView fill the screen's width (layout_width="match_parent"), with a height big enough to enclose its content (layout_height="wrap_content"). The RadioGroup, RadioButton and Button have width and height big enough to hold their contents (layout_width="wrap_content", layout_height="wrap_content").</text:span></text:p>
      <text:p text:style-name="P1"><text:span text:style-name="T2">3. AutoText- If set, specifies that this TextView has a textual input method and automatically corrects some common spelling errors.  </text:span></text:p>
      <text:p text:style-name="P1"><text:span text:style-name="T2">4. Autolink- Controls whether links such as urls and email addresses are automatically found and converted to clickable links.  </text:span></text:p>
      <text:p text:style-name="P1"><text:span text:style-name="T2">5. Cursorvisible- In order to disable EditText (TextFileds) Blinking Cursor in your Android Activity you can either add a line of code in your activity layout.xml file or in the Activity Java Class file. </text:span></text:p>
      <text:p text:style-name="P1"><text:span text:style-name="T2">Add the following line in your EditText tag, </text:span></text:p>
      <text:p text:style-name="P1"><text:span text:style-name="T2">android:cursorVisible="false"</text:span></text:p>
      <text:p text:style-name="P1"><text:span text:style-name="T2">6. Gravity-</text:span></text:p>
      <text:p text:style-name="P1"><text:span text:style-name="T2">Gravity provides the standard constants and tools for placing an object within a larger container. The Android RelativeLayout attribute enables you to specify how child views are positioned relative to each other. android:gravity is an attribute that sets the gravity of the content of the view its used on.The possible values of android:gravity are top, bottom, left, right, center, center_vertical, center_horizontal etc.</text:span></text:p>
      <text:p text:style-name="P1"><text:span text:style-name="T2">7.foreground-</text:span></text:p>
      <text:p text:style-name="P1"><text:span text:style-name="T2">Android foreground service is an android service object. But it always run in foreground, this can avoid service object being recycled by android system when android os do not have enough resources. Android foreground service can be interacted by user through notification.<text:s text:c="2"/>It is generally used in music player, file downloader etc.</text:span></text:p>
      <text:p text:style-name="P1"><text:span text:style-name="T2">8.capitalize - If set, specifies that this TextView has a textual input method and should automatically capitalize what the user types. The default is "none". </text:span></text:p>
      <text:p text:style-name="P1"><text:span text:style-name="T2">9, ems- Makes the TextView be exactly this many ems wide.</text:span></text:p>
      <text:p text:style-name="P1"><text:span text:style-name="T2">10. Alpha- Opacity</text:span></text:p>
      <text:p text:style-name="P1"><text:span text:style-name="T2">11.Editable - If set, specifies that this TextView has an input method.  (Depricated)</text:span></text:p>
      <text:p text:style-name="P1"><text:span text:style-name="T2">12. Password- Whether the characters of the field are displayed as password dots instead of themselves. </text:span></text:p>
      <text:p text:style-name="P1"><text:span text:style-name="T2">13. Shadowcolour- Place a blurred shadow of text underneath the text, drawn with the specified color. </text:span></text:p>
      <text:p text:style-name="P1"><text:span text:style-name="T2">14. ScrollHorizontally-Whether the text is allowed to be wider than the view (and therefore can be scrolled horizontally). </text:span></text:p>
      <text:p text:style-name="P1"><text:span text:style-name="T2">15.<text:s text:c="2"/>TextAllCaps- Present the text in ALL CAPS</text:span></text:p>
      <text:p text:style-name="P1"><text:span text:style-name="T2">16. TextColor- Text color. </text:span></text:p>
      <text:p text:style-name="P1"><text:span text:style-name="T2">17. TextSize - Size of the text. </text:span></text:p>
      <text:p text:style-name="P1"><text:span text:style-name="T2">18. TextColorHighlight- Color of the text selection highlight. </text:span></text:p>
      <text:p text:style-name="P1"><text:span text:style-name="T2">19. TextColorHint- Color of the hint text. </text:span></text:p>
      <text:p text:style-name="P1"><text:span text:style-name="T2">20.TypeFace- Typeface (normal, sans, serif, monospace) for the text.  </text:span></text:p>
      <text:p text:style-name="P1"><text:span text:style-name="T2">21. Layout_Margin</text:span></text:p>
      <text:p text:style-name="P1"><text:span text:style-name="T2">22. Theme </text:span></text:p>
      <text:p text:style-name="P1"><text:span text:style-name="T2">23. Layout_Padding</text:span></text:p>
      <text:p text:style-name="P1"><text:span text:style-name="T2">24. Background</text:span></text:p>
      <text:p text:style-name="P2"><text:span text:style-name="T2">25. Shadow-<text:s/></text:span><text:span text:style-name="T3">android</text:span><text:span text:style-name="T4">:shadowColor=</text:span><text:span text:style-name="T5">"#7000"<text:line-break/></text:span><text:span text:style-name="T6">android</text:span><text:span text:style-name="T7">:shadowDx=</text:span><text:span text:style-name="T8">"12"<text:line-break/></text:span><text:span text:style-name="T9">android</text:span><text:span text:style-name="T10">:shadowDy=</text:span><text:span text:style-name="T11">"12"<text:line-break/></text:span><text:span text:style-name="T12">android</text:span><text:span text:style-name="T13">:shadowRadius=</text:span><text:span text:style-name="T14">"8"</text:span><text:span text:style-name="T15"/></text:p>
      <text:p text:style-name="P2"><text:span text:style-name="T15">26. Marquee text-<text:s/></text:span><text:span text:style-name="T16">android</text:span><text:span text:style-name="T17">:ellipsize=</text:span><text:span text:style-name="T18">"marquee"<text:line-break/></text:span><text:span text:style-name="T19">android</text:span><text:span text:style-name="T20">:marqueeRepeatLimit=</text:span><text:span text:style-name="T21">"marquee_forever"<text:line-break/></text:span><text:span text:style-name="T22">android</text:span><text:span text:style-name="T23">:scrollHorizontally=</text:span><text:span text:style-name="T24">"true"</text:span></text:p>
      <text:p text:style-name="P2"><text:span text:style-name="T25">android</text:span><text:span text:style-name="T26">:singleLine=</text:span><text:span text:style-name="T27">"true"<text:line-break/></text:span><text:span text:style-name="T28">android</text:span><text:span text:style-name="T29">:text=</text:span><text:span text:style-name="T30">"Welcome to the rit ajkfkjhg kjxfghxhbkj kuhfgkj"</text:span></text:p>
      <text:p text:style-name="P2"><text:span text:style-name="T31">tv</text:span><text:span text:style-name="T32">.setSelected(</text:span><text:span text:style-name="T33">true</text:span><text:span text:style-name="T34">);</text:span></text:p>
      <text:p text:style-name="P2"><text:span text:style-name="T35"/></text:p>
      <text:p text:style-name="P3"><text:span text:style-name="T36"/></text:p>
      <text:p text:style-name="P3"><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